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sledek</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ou se možnosti nastavení</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další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 s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Přehled maker BeanShell, JavaScript a Python<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Makra BeanShell<text:tab/>20</text:a></text:p>
            <text:p text:style-name="P44"><text:a xlink:type="simple" xlink:href="#__RefHeading___Toc2547_3861250547" text:style-name="Index_20_Link" text:visited-style-name="Index_20_Link">Makra JavaScript<text:tab/>22</text:a></text:p>
            <text:p text:style-name="P44"><text:a xlink:type="simple" xlink:href="#__RefHeading___Toc2549_3861250547" text:style-name="Index_20_Link" text:visited-style-name="Index_20_Link">Makra Python<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ů kláves uložených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mocí integrovaného vývojového prostředí (IDE) LibreOffice Basic.</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kra jsou organizována stejným způsobem pro všechny čtyři skriptovací jazyky.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Každý dokument může také obsahovat makra, které nejsou dostupná v jiném dokumentu.</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Heading_20_2" text:outline-level="2"><text:bookmark-start text:name="__RefHeading___Toc2545_3861250547"/>Makra BeanShell<text:bookmark-end text:name="__RefHeading___Toc2545_3861250547"/></text:h>
      <text:p text:style-name="Text_20_body">BeanShell je skriptovací jazyk podobný Java, který byl poprvé vydán v roce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Pomocí APSO můžeme nastavit preferovaný editor zdrojového kódu, spuštění integrovaného Python shellu a ladění Python skriptů.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